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Planificación ISIII<text:line-break/>¿Qué hemos hecho? 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roducción. Tareas Desarrolladas</text:p>
                <text:list>
                  <text:list-item>
                    <text:p>Organización de los subequipos.</text:p>
                  </text:list-item>
                  <text:list-item>
                    <text:p>Asignación del trabajo</text:p>
                  </text:list-item>
                  <text:list-item>
                    <text:p>Determinación de recursos y estándares</text:p>
                  </text:list-item>
                  <text:list-item>
                    <text:p>Planificación temporal</text:p>
                  </text:list-item>
                  <text:list-item>
                    <text:p>Documentación de todas estas tareas → documento de planific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lanificación ISIII<text:line-break/>¿Cómo lo hemos hecho? 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rganización del trabajo</text:p>
                <text:list>
                  <text:list-item>
                    <text:p>Trabajo inicial en equipo </text:p>
                  </text:list-item>
                  <text:list-item>
                    <text:p>Posterior división en tareas concretas</text:p>
                  </text:list-item>
                  <text:list-item>
                    <text:p>Reuniones frecuentes</text:p>
                  </text:list-item>
                  <text:list-item>
                    <text:p>Constante comunic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lanificación ISIII<text:line-break/>Problema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icultades al iniciar el proyecto</text:p>
              </text:list-item>
              <text:list-item>
                <text:p>Falta de experiencia previa ( gantt, etc) </text:p>
              </text:list-item>
              <text:list-item>
                <text:p>Fallos en el formato de los documentos </text:p>
              </text:list-item>
              <text:list-item>
                <text:p>Retrasos en las entregas</text:p>
              </text:list-item>
              <text:list-item>
                <text:p>Bajas por enfermeda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lanificación ISIII<text:line-break/>Solucion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Apoyo bibliográfico</text:p>
              </text:list-item>
              <text:list-item>
                <text:p text:style-name="P4">Apoyo con las clases de teoría </text:p>
              </text:list-item>
              <text:list-item>
                <text:p text:style-name="P4">Frecuentes modificaciones de los documentos</text:p>
              </text:list-item>
              <text:list-item>
                <text:p text:style-name="P4">Horas extras y división de tareas. </text:p>
              </text:list-item>
              <text:list-item>
                <text:p text:style-name="P4">Ayudas entre subgrup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Planificación ISIII<text:line-break/>Conclusion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timación inicial poco fiable</text:p>
              </text:list-item>
              <text:list-item>
                <text:p>Constante seguimiento del proyecto </text:p>
              </text:list-item>
              <text:list-item>
                <text:p>Comunicación fundamental</text:p>
              </text:list-item>
              <text:list-item>
                <text:p>Capacidad para superar imprevistos( bajas personales, ajustes en el desarrollo) </text:p>
              </text:list-item>
              <text:list-item>
                <text:p>No somos una empres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1-04-05T12:53:49</meta:creation-date>
    <dc:language>fi-FI</dc:language>
    <meta:editing-cycles>8</meta:editing-cycles>
    <meta:editing-duration>PT00H51M35S</meta:editing-duration>
    <meta:initial-creator>Nicolás </meta:initial-creator>
    <dc:date>2011-04-05T13:45:23</dc:date>
    <dc:creator>Nicolás 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Blue.otp"/>
  </office:meta>
</office:document-meta>
</file>